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13142804D21.svm" manifest:media-type=""/>
  <manifest:file-entry manifest:full-path="Pictures/20000002000001F90000009776A4C28D.eps" manifest:media-type=""/>
  <manifest:file-entry manifest:full-path="Pictures/20000001000000FE000000FA28DF3A34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44cm" svg:height="2.505cm" svg:x="0.282cm" svg:y="1.703cm">
          <draw:image xlink:href="Pictures/20000002000001F90000009776A4C28D.eps" xlink:type="simple" xlink:show="embed" xlink:actuate="onLoad">
            <text:p/>
          </draw:image>
        </draw:frame>
        <draw:frame draw:style-name="gr2" draw:layer="layout" svg:width="0.56cm" svg:height="0.356cm" svg:x="6.276cm" svg:y="2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cm" svg:height="0.36cm" svg:x="6.315cm" svg:y="3.4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56cm" svg:height="0.356cm" svg:x="5.079cm" svg:y="3.3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967cm" svg:height="0.36cm" svg:x="5.013cm" svg:y="2.68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0.937cm" svg:height="0.911cm" svg:x="6.541cm" svg:y="3.83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2.8cm" svg:y="3.833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layer="layout" svg:width="0.56cm" svg:height="0.356cm" svg:x="2.198cm" svg:y="2.4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6cm" svg:height="0.36cm" svg:x="2.237cm" svg:y="3.49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26cm" svg:height="0.267cm" svg:x="0.679cm" svg:y="2.92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724cm" svg:height="0.267cm" svg:x="0.254cm" svg:y="2.67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4" draw:text-style-name="P1" draw:layer="layout" svg:x1="4.885cm" svg:y1="1.52cm" svg:x2="5.789cm" svg:y2="1.52cm">
          <text:p/>
        </draw:line>
        <draw:line draw:style-name="gr4" draw:text-style-name="P1" draw:layer="layout" svg:x1="7.253cm" svg:y1="1.53cm" svg:x2="6.349cm" svg:y2="1.53cm">
          <text:p/>
        </draw:line>
        <draw:frame draw:style-name="gr2" draw:layer="layout" svg:width="0.944cm" svg:height="0.356cm" svg:x="4.872cm" svg:y="1.03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162cm" svg:height="0.356cm" svg:x="6.343cm" svg:y="1.04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4" draw:text-style-name="P1" draw:layer="layout" svg:x1="0.831cm" svg:y1="1.52cm" svg:x2="1.735cm" svg:y2="1.52cm">
          <text:p/>
        </draw:line>
        <draw:frame draw:style-name="gr2" draw:layer="layout" svg:width="1.274cm" svg:height="1.11cm" svg:x="0.484cm" svg:y="0.31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4" draw:text-style-name="P1" draw:layer="layout" svg:x1="3.589cm" svg:y1="1.542cm" svg:x2="2.685cm" svg:y2="1.542cm">
          <text:p/>
        </draw:line>
        <draw:frame draw:style-name="gr2" draw:layer="layout" svg:width="1.653cm" svg:height="0.812cm" svg:x="2.396cm" svg:y="0.48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4" draw:text-style-name="P1" draw:layer="layout" svg:x1="0.717cm" svg:y1="4.024cm" svg:x2="1.621cm" svg:y2="4.024cm">
          <text:p/>
        </draw:line>
        <draw:frame draw:style-name="gr2" draw:layer="layout" svg:width="0.86cm" svg:height="0.267cm" svg:x="0.728cm" svg:y="4.08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446cm" svg:height="0.355cm" svg:x="1.062cm" svg:y="2.0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2.632cm" svg:y="2.0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46cm" svg:height="0.355cm" svg:x="5.167cm" svg:y="2.0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6.737cm" svg:y="2.0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0.759cm" svg:y="3.607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72cm" svg:height="0.365cm" svg:x="4.095cm" svg:y="3.071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472cm" svg:height="0.365cm" svg:x="8.109cm" svg:y="3.084cm">
          <draw:image xlink:href="Pictures/200000010000018A0000013142804D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16:43</dc:date>
    <dc:creator>kkk </dc:creator>
    <meta:editing-duration>PT1M33S</meta:editing-duration>
    <meta:editing-cycles>1</meta:editing-cycles>
    <meta:document-statistic meta:object-count="28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sub>
      <mi>I</mi>
      <mi mathvariant="italic">B1</mi>
    </msub>
    <annotation encoding="StarMath 5.0">I_B1</annotation>
  </semantics>
</math>
</file>

<file path=Object 10/content.xml><?xml version="1.0" encoding="utf-8"?>
<math xmlns="http://www.w3.org/1998/Math/MathML">
  <semantics>
    <msub>
      <mi>I</mi>
      <mi mathvariant="italic">B2</mi>
    </msub>
    <annotation encoding="StarMath 5.0">I_B2</annotation>
  </semantics>
</math>
</file>

<file path=Object 11/content.xml><?xml version="1.0" encoding="utf-8"?>
<math xmlns="http://www.w3.org/1998/Math/MathML">
  <semantics>
    <mrow>
      <mrow>
        <msub>
          <mi>V</mi>
          <mi>K</mi>
        </msub>
        <mo stretchy="false">=</mo>
        <mrow>
          <mo stretchy="false">−</mo>
          <msub>
            <mi>I</mi>
            <mi mathvariant="italic">B2</mi>
          </msub>
        </mrow>
      </mrow>
      <mi>R</mi>
    </mrow>
    <annotation encoding="StarMath 5.0">V_K=-I_B2 R</annotation>
  </semantics>
</math>
</file>

<file path=Object 12/content.xml><?xml version="1.0" encoding="utf-8"?>
<math xmlns="http://www.w3.org/1998/Math/MathML">
  <semantics>
    <mrow>
      <mrow>
        <mrow>
          <msub>
            <mi>V</mi>
            <mi>N</mi>
          </msub>
          <mo stretchy="false">=</mo>
          <msub>
            <mi>V</mi>
            <mi>K</mi>
          </msub>
        </mrow>
        <mo stretchy="false">=</mo>
        <mrow>
          <mo stretchy="false">−</mo>
          <msub>
            <mi>I</mi>
            <mi mathvariant="italic">B2</mi>
          </msub>
        </mrow>
      </mrow>
      <mi>R</mi>
    </mrow>
    <annotation encoding="StarMath 5.0">V_N=V_K=-I_B2 R</annotation>
  </semantics>
</math>
</file>

<file path=Object 16/content.xml><?xml version="1.0" encoding="utf-8"?>
<math xmlns="http://www.w3.org/1998/Math/MathML">
  <semantics>
    <mrow>
      <msub>
        <mi>I</mi>
        <mi mathvariant="italic">R1</mi>
      </msub>
      <mo stretchy="false">=</mo>
      <mn>0</mn>
    </mrow>
    <annotation encoding="StarMath 5.0">I_R1=0</annotation>
  </semantics>
</math>
</file>

<file path=Object 17/content.xml><?xml version="1.0" encoding="utf-8"?>
<math xmlns="http://www.w3.org/1998/Math/MathML">
  <semantics>
    <mrow>
      <msub>
        <mi>I</mi>
        <mi mathvariant="italic">R2</mi>
      </msub>
      <mo stretchy="false">=</mo>
      <msub>
        <mi>I</mi>
        <mi mathvariant="italic">B1</mi>
      </msub>
    </mrow>
    <annotation encoding="StarMath 5.0">I_R2= I_B1</annotation>
  </semantics>
</math>
</file>

<file path=Object 18/content.xml><?xml version="1.0" encoding="utf-8"?>
<math xmlns="http://www.w3.org/1998/Math/MathML">
  <semantics>
    <mtable>
      <mtr>
        <mtd>
          <mrow>
            <msub>
              <mi>I</mi>
              <mi mathvariant="italic">R1</mi>
            </msub>
            <mo stretchy="false">=</mo>
            <mfrac>
              <mrow>
                <mn>0</mn>
                <mo stretchy="false">−</mo>
                <msub>
                  <mi>V</mi>
                  <mi>N</mi>
                </msub>
              </mrow>
              <msub>
                <mi>R</mi>
                <mn>1</mn>
              </msub>
            </mfrac>
          </mrow>
        </mtd>
      </mtr>
      <mtr>
        <mtd>
          <mrow>
            <mrow>
              <mphantom>
                <mstyle>
                  <mrow>
                    <msub>
                      <mi>I</mi>
                      <mi mathvariant="italic">R1</mi>
                    </msub>
                  </mrow>
                </mstyle>
              </mphantom>
              <mo stretchy="false">=</mo>
              <mfrac>
                <mi>R</mi>
                <msub>
                  <mi>R</mi>
                  <mn>1</mn>
                </msub>
              </mfrac>
            </mrow>
            <msub>
              <mi>I</mi>
              <mi mathvariant="italic">B2</mi>
            </msub>
          </mrow>
        </mtd>
      </mtr>
    </mtable>
    <annotation encoding="StarMath 5.0">stack{
alignl I_R1= {0-V_N} over R_1 #
alignl phantom{I_R1}= R over R_1 I_B2
}</annotation>
  </semantics>
</math>
</file>

<file path=Object 19/content.xml><?xml version="1.0" encoding="utf-8"?>
<math xmlns="http://www.w3.org/1998/Math/MathML">
  <semantics>
    <mtable>
      <mtr>
        <mtd>
          <mrow>
            <msub>
              <mi>I</mi>
              <mi mathvariant="italic">R2</mi>
            </msub>
            <mo stretchy="false">=</mo>
            <mrow>
              <msub>
                <mi>I</mi>
                <mi mathvariant="italic">B1</mi>
              </msub>
              <mo stretchy="false">−</mo>
              <msub>
                <mi>I</mi>
                <mi mathvariant="italic">R1</mi>
              </msub>
            </mrow>
          </mrow>
        </mtd>
      </mtr>
      <mtr>
        <mtd>
          <mrow>
            <mrow>
              <mphantom>
                <mstyle>
                  <mrow>
                    <msub>
                      <mi>I</mi>
                      <mi mathvariant="italic">R2</mi>
                    </msub>
                  </mrow>
                </mstyle>
              </mphantom>
              <mo stretchy="false">=</mo>
              <mrow>
                <msub>
                  <mi>I</mi>
                  <mi mathvariant="italic">B1</mi>
                </msub>
                <mo stretchy="false">−</mo>
                <mfrac>
                  <mi>R</mi>
                  <msub>
                    <mi>R</mi>
                    <mn>1</mn>
                  </msub>
                </mfrac>
              </mrow>
            </mrow>
            <msub>
              <mi>I</mi>
              <mi mathvariant="italic">B2</mi>
            </msub>
          </mrow>
        </mtd>
      </mtr>
    </mtable>
    <annotation encoding="StarMath 5.0">stack{
alignl I_R2= I_B1-I_R1 #
alignl phantom{I_R2}=I_B1-R over R_1 I_B2
}</annotation>
  </semantics>
</math>
</file>

<file path=Object 2/content.xml><?xml version="1.0" encoding="utf-8"?>
<math xmlns="http://www.w3.org/1998/Math/MathML">
  <semantics>
    <msub>
      <mi>I</mi>
      <mi mathvariant="italic">B2</mi>
    </msub>
    <annotation encoding="StarMath 5.0">I_B2</annotation>
  </semantics>
</math>
</file>

<file path=Object 20/content.xml><?xml version="1.0" encoding="utf-8"?>
<math xmlns="http://www.w3.org/1998/Math/MathML">
  <semantics>
    <mrow>
      <msub>
        <mi>I</mi>
        <mi>R</mi>
      </msub>
      <mo stretchy="false">=</mo>
      <msub>
        <mi>I</mi>
        <mi mathvariant="italic">B2</mi>
      </msub>
    </mrow>
    <annotation encoding="StarMath 5.0">I_R = I_B2</annotation>
  </semantics>
</math>
</file>

<file path=Object 5/content.xml><?xml version="1.0" encoding="utf-8"?>
<math xmlns="http://www.w3.org/1998/Math/MathML">
  <semantics>
    <mrow>
      <msub>
        <mi>V</mi>
        <mi>K</mi>
      </msub>
      <mo stretchy="false">=</mo>
      <mn>0</mn>
    </mrow>
    <annotation encoding="StarMath 5.0">V_K=0</annotation>
  </semantics>
</math>
</file>

<file path=Object 6/content.xml><?xml version="1.0" encoding="utf-8"?>
<math xmlns="http://www.w3.org/1998/Math/MathML">
  <semantics>
    <mrow>
      <msub>
        <mi>V</mi>
        <mi>N</mi>
      </msub>
      <mo stretchy="false">=</mo>
      <mn>0</mn>
    </mrow>
    <annotation encoding="StarMath 5.0">V_N=0</annotation>
  </semantics>
</math>
</file>

<file path=Object 9/content.xml><?xml version="1.0" encoding="utf-8"?>
<math xmlns="http://www.w3.org/1998/Math/MathML">
  <semantics>
    <msub>
      <mi>I</mi>
      <mi mathvariant="italic">B1</mi>
    </msub>
    <annotation encoding="StarMath 5.0">I_B1</annotation>
  </semantics>
</math>
</file>